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54b3" officeooo:paragraph-rsid="000554b3"/>
    </style:style>
    <style:style style:name="P2" style:family="paragraph" style:parent-style-name="Heading_20_2">
      <style:paragraph-properties fo:text-align="start" style:justify-single-word="false"/>
      <style:text-properties officeooo:rsid="00088999" officeooo:paragraph-rsid="00088999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rsid="00088999" officeooo:paragraph-rsid="00088999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zxx" fo:country="none" officeooo:rsid="000a6efa" officeooo:paragraph-rsid="000a6efa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zxx" fo:country="none" officeooo:rsid="000a6efa" officeooo:paragraph-rsid="000e0855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zxx" fo:country="none" officeooo:rsid="000a6efa" officeooo:paragraph-rsid="00088999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e167"/>
    </style:style>
    <style:style style:name="T4" style:family="text">
      <style:text-properties style:text-underline-style="none" officeooo:rsid="000e0855"/>
    </style:style>
    <style:style style:name="T5" style:family="text">
      <style:text-properties officeooo:rsid="000de1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Disseny relacional de hostal</text:h>
      <text:p text:style-name="P3">Facilities (<text:span text:style-name="T1">Name</text:span>)</text:p>
      <text:p text:style-name="P3">Room_Types (<text:span text:style-name="T1">Name</text:span>)</text:p>
      <text:p text:style-name="P3">FacilitiesRoom_Types(<text:span text:style-name="T1">FacilitiesName, Room_TypesName</text:span>)<text:line-break/>on FacilitiesName representa a Facilities <text:line-break/>i on Room_TypesName representa a Room_Types</text:p>
      <text:p text:style-name="P3">Seasons (<text:span text:style-name="T1">StartingDay</text:span>, Name)</text:p>
      <text:p text:style-name="P3">SeasonsRoom_Types (<text:span text:style-name="T1">StartingDay</text:span><text:span text:style-name="T2">, </text:span><text:span text:style-name="T1">Name</text:span>, Price)<text:line-break/>on StartingDay representa Seasons <text:line-break/>i on Name representa Room_Types </text:p>
      <text:p text:style-name="P3">Rooms (<text:span text:style-name="T1">RoomNumber</text:span>, State, Name)<text:line-break/>on Name representa Room_Types</text:p>
      <text:p text:style-name="P3">Stays (<text:span text:style-name="T1">CheckIn</text:span>, <text:span text:style-name="T1">RoomNumber</text:span>, PaymentType, CheckOut, TotalPrice, PaymentDateTime)<text:line-break/>on RoomNumber representa Rooms</text:p>
      <text:p text:style-name="P3">Hosts (<text:span text:style-name="T1">DocNumber</text:span>, <text:span text:style-name="T1">DocType</text:span>, FirstName, LastName, Nationality)</text:p>
      <text:p text:style-name="P3">StaysHosts (<text:span text:style-name="T1">DocNumber</text:span><text:span text:style-name="T2">, </text:span><text:span text:style-name="T1">DocType</text:span><text:span text:style-name="T2">, </text:span><text:span text:style-name="T1">CheckIn</text:span><text:span text:style-name="T2">, </text:span><text:span text:style-name="T1">RoomNumber</text:span><text:span text:style-name="T2">)<text:line-break/>on DockNumber i DockType representen Hosts<text:line-break/>i on CheckIn i RoomNumber representen Stays</text:span></text:p>
      <text:p text:style-name="P3"><text:span text:style-name="T2">Customers (</text:span><text:span text:style-name="T1">Email</text:span><text:span text:style-name="T2">, FirstName, LastName, PhoneNumber)</text:span></text:p>
      <text:p text:style-name="P3"><text:span text:style-name="T2">Bookings (</text:span><text:span text:style-name="T1">ReservationDateTime</text:span><text:span text:style-name="T2">, </text:span><text:span text:style-name="T1">Email</text:span><text:span text:style-name="T2">, CheckOut, State, Nhosts, Price, CheckIn, RoomTypesName, </text:span><text:span text:style-name="T3">StaysCheckIn, RoomNumber</text:span><text:span text:style-name="T2">)<text:line-break/>on Email representa Customers <text:line-break/></text:span><text:span text:style-name="T3">on RoomTypesName representa Room_Types<text:line-break/>i on StaysCheckIn i RoomNumber representen Stay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54b3" officeooo:paragraph-rsid="000554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6:12:34.821000000</meta:creation-date>
    <meta:editing-cycles>7</meta:editing-cycles>
    <meta:editing-duration>PT1H22M43S</meta:editing-duration>
    <dc:title>Base</dc:title>
    <meta:generator>LibreOffice/7.6.2.1$Windows_X86_64 LibreOffice_project/56f7684011345957bbf33a7ee678afaf4d2ba333</meta:generator>
    <dc:date>2023-11-17T17:35:18.792000000</dc:date>
    <meta:document-statistic meta:table-count="0" meta:image-count="0" meta:object-count="0" meta:page-count="1" meta:paragraph-count="12" meta:word-count="111" meta:character-count="999" meta:non-whitespace-character-count="896"/>
    <meta:template xlink:type="simple" xlink:actuate="onRequest" xlink:title="Base" xlink:href="file:///C:/Users/marc-/AppData/Roaming/LibreOffice/4/user/template/Base.ott" meta:date="2023-11-17T16:12:33.870000000"/>
  </office:meta>
</office:document-meta>
</file>